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265cm" style:contextual-spacing="false"/>
    </style:style>
    <style:style style:name="P3" style:family="paragraph" style:parent-style-name="Text_20_body">
      <style:paragraph-properties fo:margin-top="0cm" fo:margin-bottom="0.265cm" style:contextual-spacing="false" fo:text-align="center" style:justify-single-word="false"/>
    </style:style>
    <style:style style:name="P4"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5" style:family="paragraph" style:parent-style-name="Text_20_body" style:list-style-name="L1">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6" style:family="paragraph" style:parent-style-name="Text_20_body" style:list-style-name="L2">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7" style:family="paragraph" style:parent-style-name="Text_20_body" style:list-style-name="L1">
      <style:paragraph-properties fo:margin-top="0cm" fo:margin-bottom="0.265cm" style:contextual-spacing="false"/>
    </style:style>
    <style:style style:name="P8" style:family="paragraph" style:parent-style-name="Text_20_body" style:list-style-name="L2">
      <style:paragraph-properties fo:margin-top="0cm" fo:margin-bottom="0.265cm" style:contextual-spacing="false"/>
    </style:style>
    <style:style style:name="P9"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0"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1"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2" style:family="paragraph" style:parent-style-name="Quotations">
      <style:paragraph-properties fo:margin-left="0cm" fo:margin-right="0cm" fo:margin-top="0cm" fo:margin-bottom="0cm" style:contextual-spacing="false" fo:text-indent="0cm" style:auto-text-indent="false" fo:background-color="#d0d0ff" fo:padding="0.049cm" fo:border="0.06pt solid #00ffff">
        <style:background-image/>
      </style:paragraph-properties>
      <style:text-properties fo:font-variant="normal" fo:text-transform="none" fo:color="#000000" style:font-name="sans-serif" fo:font-size="14pt" fo:letter-spacing="normal" fo:font-style="normal" fo:font-weight="normal"/>
    </style:style>
    <style:style style:name="P13" style:family="paragraph" style:parent-style-name="Preformatted_20_Text">
      <style:paragraph-properties fo:margin-top="0cm" fo:margin-bottom="0.265cm" style:contextual-spacing="false" fo:background-color="#ffffd0" fo:padding="0.049cm" fo:border="0.06pt solid #c0c0c0">
        <style:background-image/>
      </style:paragraph-properties>
    </style:style>
    <style:style style:name="P14"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5" style:family="paragraph" style:parent-style-name="Preformatted_20_Text" style:list-style-name="L2">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6"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P17" style:family="paragraph" style:parent-style-name="Preformatted_20_Text" style:list-style-name="L2">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P18" style:family="paragraph" style:parent-style-name="Preformatted_20_Text">
      <style:paragraph-properties fo:margin-top="0cm" fo:margin-bottom="0.265cm" style:contextual-spacing="false" fo:background-color="#d0ffd0" fo:padding="0.049cm" fo:border="0.06pt solid #00ff00">
        <style:background-image/>
      </style:paragraph-properties>
      <style:text-properties fo:font-variant="normal" fo:text-transform="none" fo:color="#000000" style:font-name="sans-serif" fo:font-size="14pt" fo:letter-spacing="normal" fo:font-style="normal" fo:font-weight="normal"/>
    </style:style>
    <style:style style:name="P19" style:family="paragraph" style:parent-style-name="Preformatted_20_Text">
      <style:paragraph-properties fo:margin-top="0cm" fo:margin-bottom="0.265cm" style:contextual-spacing="false" fo:background-color="#d0ffd0" fo:padding="0.049cm" fo:border="0.06pt solid #00ff00">
        <style:background-image/>
      </style:paragraph-properties>
      <style:text-properties fo:font-variant="normal" fo:text-transform="none" fo:color="#000000" fo:letter-spacing="normal"/>
    </style:style>
    <style:style style:name="T1" style:family="text">
      <style:text-properties style:font-name="sans-serif" fo:font-size="14pt" fo:font-style="normal" fo:font-weight="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fo:font-weight="normal" fo:padding="0.049cm" fo:border="0.06pt dotted #000000"/>
    </style:style>
    <style:style style:name="T4"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6"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7" style:family="text">
      <style:text-properties fo:font-variant="normal" fo:text-transform="none" fo:color="#000000" style:font-name="Courier New" fo:font-size="14pt" fo:letter-spacing="normal" fo:font-style="normal" fo:font-weight="normal" fo:background-color="#c0c0c0" loext:char-shading-value="0" fo:padding="0cm" fo: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troductory Programming in Python: Lesson 8<text:line-break/>Sequential Loops</text:h>
      <text:p text:style-name="P3"><text:span text:style-name="T2">[</text:span><text:a xlink:type="simple" xlink:href="http://www.cbio.uct.ac.za/~gustavo/Lectures/Python/James/while_loops.html"><text:span text:style-name="T4">Prev: Flow Control: Conditional Loops</text:span></text:a><text:span text:style-name="T2">] [</text:span><text:a xlink:type="simple" xlink:href="http://www.cbio.uct.ac.za/~gustavo/Lectures/Python/James/index.html"><text:span text:style-name="T4">Course Outline</text:span></text:a><text:span text:style-name="T2">] [</text:span><text:a xlink:type="simple" xlink:href="http://www.cbio.uct.ac.za/~gustavo/Lectures/Python/James/lists.html"><text:span text:style-name="T4">Next: Lists</text:span></text:a><text:span text:style-name="T2">]</text:span></text:p>
      <text:h text:style-name="P11" text:outline-level="2">The Necessity of Lists</text:h>
      <text:p text:style-name="P4">Let us for the sake of originality work on a new problem.</text:p>
      <text:p text:style-name="P12">A lecturer for an introductory programming course wants to record some information about his students. He wants to keep a record of each student's name, their primary field of study, and a brief description of their current research project. He would like to be able to print this out in a nicely formatted way. His class has 19 students.</text:p>
      <text:p text:style-name="P2"><text:span text:style-name="T2">For each student we need to record their name, field of study, and a description of their research project. This means three values we need to store for each student, or 38 variables in total. Surely there's a better way. There is, and python yet again provides us with the perfect tool for job, </text:span><text:a xlink:type="simple" xlink:href="http://docs.python.org/lib/typesseq.html"><text:span text:style-name="T5">the list</text:span></text:a><text:span text:style-name="T2">!</text:span></text:p>
      <text:p text:style-name="P2"><text:span text:style-name="T2">A list is a </text:span><text:span text:style-name="Strong_20_Emphasis"><text:span text:style-name="T2">type</text:span></text:span><text:span text:style-name="T2"> of variable. To create a new variable of type list in python simply assign a variable to a list. Lists are formed using square brackets surrounding a comma separated sequence of the elements of the list. Example:</text:span></text:p>
      <text:p text:style-name="P14">Python 2.4.3 (#1, Oct <text:s text:c="2"/>2 2006, 21:50:13) </text:p>
      <text:p text:style-name="P14">[GCC 3.4.6 (Gentoo 3.4.6-r1, ssp-3.4.5-1.0, pie-8.7.9)] on linux2</text:p>
      <text:p text:style-name="P14">Type "help", "copyright", "credits" or "license" for more information.</text:p>
      <text:p text:style-name="P14">&gt;&gt;&gt; mylist = [1, 2, 3]</text:p>
      <text:p text:style-name="P14">&gt;&gt;&gt; anotherlist = ["Alice", "Bob", "Carl", "Mallory"]</text:p>
      <text:p text:style-name="P14">&gt;&gt;&gt; mixed = ["a string", 143, [341]]</text:p>
      <text:p text:style-name="P14">&gt;&gt;&gt; empty = []</text:p>
      <text:p text:style-name="P14">&gt;&gt;&gt;</text:p>
      <text:list xml:id="list4439750830044727171" text:style-name="L1">
        <text:list-item>
          <text:p text:style-name="P5">Lists contain elements, e.g. 'mylist' contains three elements, namely 1, 2, and 3.</text:p>
        </text:list-item>
        <text:list-item>
          <text:p text:style-name="P5">Lists have length, being the number of elements they contain, e.g. 'mylist' has length 3, 'anotherlist' has length 4</text:p>
        </text:list-item>
        <text:list-item>
          <text:p text:style-name="P7"><text:span text:style-name="T2">We can determine the length of a list using python's built in </text:span><text:a xlink:type="simple" xlink:href="http://docs.python.org/lib/built-in-funcs.html"><text:span text:style-name="T5">len </text:span></text:a><text:soft-page-break/><text:a xlink:type="simple" xlink:href="http://docs.python.org/lib/built-in-funcs.html"><text:span text:style-name="T5">function</text:span></text:a></text:p>
        </text:list-item>
        <text:list-item>
          <text:p text:style-name="P5">The elements of a list can be expressions of any type (including another list) and different elements in the same list can be of different types, e.g. 'mixed' has three elements; the first element is a string ("a string"), the second element is an integer (143), and the third element is another list ([341]).</text:p>
        </text:list-item>
        <text:list-item>
          <text:p text:style-name="P5">Lists can contain no elements, in which case they are known as empty, e.g. 'empty' contains no elements, but is still a list!</text:p>
        </text:list-item>
        <text:list-item>
          <text:p text:style-name="P5">Individual elements of a list are indexed according to their position in the list. The first position has an index of 0, the second position an index of 1, etc...</text:p>
        </text:list-item>
        <text:list-item>
          <text:p text:style-name="P7"><text:span text:style-name="T2">We can access a specific element in a list by using a special operator in an expression following the format</text:span><text:span text:style-name="Source_20_Text"><text:span text:style-name="T7">list[index]</text:span></text:span><text:span text:style-name="T2">. This expression evaluates to the element in the index'th position of the list. e.g.</text:span><text:span text:style-name="Source_20_Text"><text:span text:style-name="T7">mylist[0]</text:span></text:span><text:span text:style-name="T2"> is 1, </text:span><text:span text:style-name="Source_20_Text"><text:span text:style-name="T7">mylist[1]</text:span></text:span><text:span text:style-name="T2"> is 2, </text:span><text:span text:style-name="Source_20_Text"><text:span text:style-name="T7">mixed[2]</text:span></text:span><text:span text:style-name="T2"> is [341].</text:span></text:p>
        </text:list-item>
      </text:list>
      <text:p text:style-name="P4">Now that we know about lists, we could use a list to represent the students names, another to represent their fields of study, and a third to represent their project descriptions. So we might have</text:p>
      <text:p text:style-name="P14">#a small program to record info about students</text:p>
      <text:p text:style-name="P13"/>
      <text:p text:style-name="P14">name = ["Alice", "Bob", "Carl", "Mallory"]</text:p>
      <text:p text:style-name="P14">field = ["Astronomy", "Biochemistry", "Cancer Research", "Maths"]</text:p>
      <text:p text:style-name="P14">description = [</text:p>
      <text:p text:style-name="P16"><text:s text:c="4"/><text:span text:style-name="T1">"The search for black holes",</text:span></text:p>
      <text:p text:style-name="P16"><text:s text:c="4"/><text:span text:style-name="T1">"Engineering a better yeast for brewing beer",</text:span></text:p>
      <text:p text:style-name="P16"><text:s text:c="4"/><text:span text:style-name="T1">"Better pain management in palliative care",</text:span></text:p>
      <text:p text:style-name="P16"><text:s text:c="4"/><text:span text:style-name="T1">"Finding a polynomial time solution for NP-complete problems"</text:span></text:p>
      <text:p text:style-name="P14">]</text:p>
      <text:h text:style-name="P11" text:outline-level="2">Loops over Lists</text:h>
      <text:p text:style-name="P4">There would of course be nineteen elements to each list in our real solution, but the code above illustrates how to create a list well <text:soft-page-break/>enough. But now we have this information stored in our lists how do we access every element in it, for example to print it out in a nicely formatted way. Well we could use a while loop, since we know the length of the list, as in</text:p>
      <text:p text:style-name="P14">index = 0</text:p>
      <text:p text:style-name="P14">while index &lt; 4:</text:p>
      <text:p text:style-name="P16"><text:s text:c="4"/><text:span text:style-name="T1">print "Student:", name[index]</text:span></text:p>
      <text:p text:style-name="P16"><text:s text:c="4"/><text:span text:style-name="T1">print "\tField:", field[index]</text:span></text:p>
      <text:p text:style-name="P16"><text:s text:c="4"/><text:span text:style-name="T1">print "\tProject:", description[index]</text:span></text:p>
      <text:p text:style-name="P16"><text:s text:c="4"/><text:span text:style-name="T1">index += 1</text:span></text:p>
      <text:p text:style-name="P2"><text:span text:style-name="T2">But, once again provides us a better tool for the job in the form of the </text:span><text:a xlink:type="simple" xlink:href="http://docs.python.org/ref/for.html"><text:span text:style-name="T5">for statement</text:span></text:a><text:span text:style-name="T2">.</text:span></text:p>
      <text:p text:style-name="P4">The for statement is also a looping statement, except that it loops over the elements of a list. It looks like this</text:p>
      <text:p text:style-name="P18">for &lt;element&gt; in &lt;list&gt;:</text:p>
      <text:p text:style-name="P19"><text:s text:c="4"/><text:span text:style-name="T1">statement</text:span></text:p>
      <text:p text:style-name="P19"><text:s text:c="4"/><text:span text:style-name="T1">statement</text:span></text:p>
      <text:p text:style-name="P19"><text:s text:c="4"/><text:span text:style-name="T1">...</text:span></text:p>
      <text:p text:style-name="P4">Where 'element' is a variable name (not necessarily 'element'), which may be as yet unassigned (the for statement will assign a value to it), or may be an already extant variable, in which case a new value will be assigned to that variable by the for statement. 'list' is an expression whose value is of type list.</text:p>
      <text:p text:style-name="P2"><text:span text:style-name="T2">What this does exactly is execute the indented statements </text:span><text:span text:style-name="Strong_20_Emphasis"><text:span text:style-name="T2">once for each element in the list 'list'</text:span></text:span><text:span text:style-name="T2">. Each time the statements are executed, the variable in the position of 'element' is assigned the value of the next element in 'list', starting with the first.</text:span></text:p>
      <text:p text:style-name="P4">So, for example, the following program</text:p>
      <text:p text:style-name="P14">#a small program to record info about students</text:p>
      <text:p text:style-name="P13"/>
      <text:p text:style-name="P14">name = ["Alice", "Bob", "Carl", "Mallory"]</text:p>
      <text:p text:style-name="P14">field = ["Astronomy", "Biochemistry", "Cancer Research", "Maths"]</text:p>
      <text:p text:style-name="P14"><text:soft-page-break/>description = [</text:p>
      <text:p text:style-name="P16"><text:s text:c="4"/><text:span text:style-name="T1">"The search for black holes",</text:span></text:p>
      <text:p text:style-name="P16"><text:s text:c="4"/><text:span text:style-name="T1">"Engineering a better yeast for brewing beer",</text:span></text:p>
      <text:p text:style-name="P16"><text:s text:c="4"/><text:span text:style-name="T1">"Better pain management in palliative care",</text:span></text:p>
      <text:p text:style-name="P16"><text:s text:c="4"/><text:span text:style-name="T1">"Finding a polynomial time solution for NP-complete problems"</text:span></text:p>
      <text:p text:style-name="P14">]</text:p>
      <text:p text:style-name="P13"/>
      <text:p text:style-name="P14">for index in [0, 1, 2, 3]:</text:p>
      <text:p text:style-name="P16"><text:s text:c="4"/><text:span text:style-name="T1">print "Student:", name[index]</text:span></text:p>
      <text:p text:style-name="P16"><text:s text:c="4"/><text:span text:style-name="T1">print "\tField:", field[index]</text:span></text:p>
      <text:p text:style-name="P16"><text:s text:c="4"/><text:span text:style-name="T1">print "\tProject:", description[index]</text:span></text:p>
      <text:p text:style-name="P4">produces the following output</text:p>
      <text:p text:style-name="P14">Student: Alice</text:p>
      <text:p text:style-name="P16"><text:s text:c="8"/><text:span text:style-name="T1">Field: Astronomy</text:span></text:p>
      <text:p text:style-name="P16"><text:s text:c="8"/><text:span text:style-name="T1">Project: The search for black holes</text:span></text:p>
      <text:p text:style-name="P14">Student: Bob</text:p>
      <text:p text:style-name="P16"><text:s text:c="8"/><text:span text:style-name="T1">Field: Biochemistry</text:span></text:p>
      <text:p text:style-name="P16"><text:s text:c="8"/><text:span text:style-name="T1">Project: Engineering a better yeast for brewing beer</text:span></text:p>
      <text:p text:style-name="P14">Student: Carl</text:p>
      <text:p text:style-name="P16"><text:s text:c="8"/><text:span text:style-name="T1">Field: Cancer Research</text:span></text:p>
      <text:p text:style-name="P16"><text:s text:c="8"/><text:span text:style-name="T1">Project: Better pain management in palliative care</text:span></text:p>
      <text:p text:style-name="P14">Student: Mallory</text:p>
      <text:p text:style-name="P16"><text:s text:c="8"/><text:span text:style-name="T1">Field: Maths</text:span></text:p>
      <text:p text:style-name="P16"><text:s text:c="8"/><text:span text:style-name="T1">Project: Finding a polynomial time solution for NP-complete problems</text:span></text:p>
      <text:p text:style-name="P2"><text:span text:style-name="T2">Well, that's pretty cool. But if we were dealing with larger lists, like of 19 students, or even thousands of students, we really don't want to have to type out the list of possible indexes ([0, 1, 2, ..., 19]) every time. Python again comes to the rescue with another built in function, </text:span><text:a xlink:type="simple" xlink:href="http://docs.python.org/lib/built-in-funcs.html"><text:span text:style-name="T5">range</text:span></text:a><text:span text:style-name="T2">. 'range' returns a list of numbers within a given range, and defined as follows</text:span></text:p>
      <text:p text:style-name="P18"><text:soft-page-break/>range([start,] stop [, step])</text:p>
      <text:p text:style-name="P4">What it does is returns a list of integers, starting with the number given by 'start' (or 0 if start is not given), up to but not including the number given by 'stop'. If 'step' is given, the list will only provide every step'th integer in the sequence. Examples probably illustrate this better ...</text:p>
      <text:p text:style-name="P14">&gt;&gt;&gt; range(5)</text:p>
      <text:p text:style-name="P14">[0, 1, 2, 3, 4]</text:p>
      <text:p text:style-name="P14">&gt;&gt;&gt; range(4,10)</text:p>
      <text:p text:style-name="P14">[4, 5, 6, 7, 8, 9]</text:p>
      <text:p text:style-name="P14">&gt;&gt;&gt; range(-3,3)</text:p>
      <text:p text:style-name="P14">[-3, -2, -1, 0, 1, 2]</text:p>
      <text:p text:style-name="P14">&gt;&gt;&gt; range(0,10,2)</text:p>
      <text:p text:style-name="P14">[0, 2, 4, 6, 8]</text:p>
      <text:p text:style-name="P14">&gt;&gt;&gt; range(10,20,3)</text:p>
      <text:p text:style-name="P14">[10, 13, 16, 19]</text:p>
      <text:p text:style-name="P14">&gt;&gt;&gt;</text:p>
      <text:p text:style-name="P4">So we can change our previous program slightly, as follows</text:p>
      <text:p text:style-name="P14">#a small program to record info about students</text:p>
      <text:p text:style-name="P13"/>
      <text:p text:style-name="P14">name = ["Alice", "Bob", "Carl", "Mallory"]</text:p>
      <text:p text:style-name="P14">field = ["Astronomy", "Biochemistry", "Cancer Research", "Maths"]</text:p>
      <text:p text:style-name="P14">description = [</text:p>
      <text:p text:style-name="P16"><text:s text:c="4"/><text:span text:style-name="T1">"The search for black holes",</text:span></text:p>
      <text:p text:style-name="P16"><text:s text:c="4"/><text:span text:style-name="T1">"Engineering a better yeast for brewing beer",</text:span></text:p>
      <text:p text:style-name="P16"><text:s text:c="4"/><text:span text:style-name="T1">"Better pain management in palliative care",</text:span></text:p>
      <text:p text:style-name="P16"><text:s text:c="4"/><text:span text:style-name="T1">"Finding a polynomial time solution for NP-complete problems"</text:span></text:p>
      <text:p text:style-name="P14">]</text:p>
      <text:p text:style-name="P13"/>
      <text:p text:style-name="P14">for index in range(len(name)):</text:p>
      <text:p text:style-name="P16"><text:s text:c="4"/><text:span text:style-name="T1">print "Student:", name[index]</text:span></text:p>
      <text:p text:style-name="P16"><text:soft-page-break/><text:s text:c="4"/><text:span text:style-name="T1">print "\tField:", field[index]</text:span></text:p>
      <text:p text:style-name="P16"><text:s text:c="4"/><text:span text:style-name="T1">print "\tProject:", description[index]</text:span></text:p>
      <text:h text:style-name="P11" text:outline-level="2">else Clauses in for loops</text:h>
      <text:p text:style-name="P4">'for loop' statements may also have an else clause, which is executed when the list is exhausted, but not when the loop is terminated by a break statement.</text:p>
      <text:p text:style-name="P18">for &lt;variable&gt; in &lt;list&gt;:</text:p>
      <text:p text:style-name="P19"><text:s text:c="4"/><text:span text:style-name="T1">&lt;statement&gt;</text:span></text:p>
      <text:p text:style-name="P19"><text:s text:c="4"/><text:span text:style-name="T1">[statement]</text:span></text:p>
      <text:p text:style-name="P18">else:</text:p>
      <text:p text:style-name="P19"><text:s text:c="4"/><text:span text:style-name="T1">&lt;statement&gt;</text:span></text:p>
      <text:p text:style-name="P19"><text:s text:c="4"/><text:span text:style-name="T1">[statement]</text:span></text:p>
      <text:h text:style-name="P11" text:outline-level="2">Exercises</text:h>
      <text:p text:style-name="P2"><text:span text:style-name="T2">Given the list </text:span><text:span text:style-name="Source_20_Text"><text:span text:style-name="T7">l = ['There', 'are', 9000000, 'bicycles', 'in', 'Beijing']</text:span></text:span></text:p>
      <text:list xml:id="list6383245582531494240" text:style-name="L2">
        <text:list-item>
          <text:p text:style-name="P6">How many elements does the list have? How would one find this out programatically?</text:p>
        </text:list-item>
        <text:list-item>
          <text:p text:style-name="P6">What is the index of the non-string element?</text:p>
        </text:list-item>
        <text:list-item>
          <text:p text:style-name="P8"><text:span text:style-name="T2">What is the output of </text:span><text:span text:style-name="Source_20_Text"><text:span text:style-name="T7">print l[1:4]</text:span></text:span><text:span text:style-name="T2">?</text:span></text:p>
        </text:list-item>
        <text:list-item>
          <text:p text:style-name="P6">Write a program that asks the user to enter a number from 1 to 12 and prints out the name of the corresponding month.</text:p>
        </text:list-item>
        <text:list-item>
          <text:p text:style-name="P6">Write a program that prints out the string "repeat" 100 times.</text:p>
        </text:list-item>
        <text:list-item>
          <text:p text:style-name="P6">Write a program that asks the user for their name, and a number, then prints out the user's name a number of times equal to the number they entered.</text:p>
        </text:list-item>
        <text:list-item>
          <text:p text:style-name="P6">What is an expression using the range function that yields a list of 10 consecutive integers starting at 0?</text:p>
        </text:list-item>
        <text:list-item>
          <text:p text:style-name="P6">What is an expression using the range function that yields a list of 100 consecutive integers starting from 1?</text:p>
        </text:list-item>
        <text:list-item>
          <text:p text:style-name="P8"><text:span text:style-name="T2">What is an expression using the range function that yields a list of 100 consecutive </text:span><text:span text:style-name="Strong_20_Emphasis"><text:span text:style-name="T2">even</text:span></text:span><text:span text:style-name="T2"> integers starting from 2?</text:span></text:p>
        </text:list-item>
        <text:list-item>
          <text:p text:style-name="P6"><text:soft-page-break/>Write a program that prints the numbers from 1 to 100 each on its own line.</text:p>
        </text:list-item>
        <text:list-item>
          <text:p text:style-name="P6">Write a program that asks the user for a number from 1 to 12, and then prints out the name of corresponding month, and the number of days in that month, in the form: "January has 31 days."</text:p>
        </text:list-item>
        <text:list-item>
          <text:p text:style-name="P6">Modify your answer to question 10 from "Flow Control: Conditionals", i.e. print out the numbers from 1 to 10 by which a user entered number is divisible, to use a for loop instead of multiple if statements.</text:p>
        </text:list-item>
        <text:list-item>
          <text:p text:style-name="P6">Write a program that asks the user for the height of a triangle. If a blank line is entered, the program finishes, otherwise it prints out a right handed triangle, with the right angle on the bottom right, made of asterisks ('*') of a height equal to the number entered. Example input/output follows ...</text:p>
          <text:p text:style-name="P15">Enter triangle height: 3</text:p>
          <text:p text:style-name="P15">*</text:p>
          <text:p text:style-name="P15">**</text:p>
          <text:p text:style-name="P15">***</text:p>
          <text:p text:style-name="P15">Enter triangle height: 5</text:p>
          <text:p text:style-name="P15">*</text:p>
          <text:p text:style-name="P15">**</text:p>
          <text:p text:style-name="P15">***</text:p>
          <text:p text:style-name="P15">****</text:p>
          <text:p text:style-name="P15">*****</text:p>
          <text:p text:style-name="P15">Enter triangle height: </text:p>
        </text:list-item>
        <text:list-item>
          <text:p text:style-name="P6">Same as above, except now with the right angle in the top right! Example ...</text:p>
          <text:p text:style-name="P15">Enter triangle height: 3</text:p>
          <text:p text:style-name="P15">***</text:p>
          <text:p text:style-name="P17"><text:s/><text:span text:style-name="T1">**</text:span></text:p>
          <text:p text:style-name="P17"><text:s text:c="2"/><text:span text:style-name="T1">*</text:span></text:p>
          <text:p text:style-name="P15"><text:soft-page-break/>Enter triangle height: 5</text:p>
          <text:p text:style-name="P15">*****</text:p>
          <text:p text:style-name="P17"><text:s/><text:span text:style-name="T1">****</text:span></text:p>
          <text:p text:style-name="P17"><text:s text:c="2"/><text:span text:style-name="T1">***</text:span></text:p>
          <text:p text:style-name="P17"><text:s text:c="3"/><text:span text:style-name="T1">**</text:span></text:p>
          <text:p text:style-name="P17"><text:s text:c="4"/><text:span text:style-name="T1">*</text:span></text:p>
          <text:p text:style-name="P15">Enter triangle height: </text:p>
        </text:list-item>
        <text:list-item>
          <text:p text:style-name="P6">Write a program that prints out a 'Christmas' tree shape from asterisks. The program should ask the user for the height of the tree, in lines, and the tree should have a stalk of two lines regardless. If the user enters a height, the tree should be printed out, and the user should be prompted for another height until they enter a blank line.</text:p>
          <text:p text:style-name="P15">Enter tree height: 4</text:p>
          <text:p text:style-name="P17"><text:s text:c="3"/><text:span text:style-name="T1">*</text:span></text:p>
          <text:p text:style-name="P17"><text:s text:c="2"/><text:span text:style-name="T1">***</text:span></text:p>
          <text:p text:style-name="P17"><text:s/><text:span text:style-name="T1">*****</text:span></text:p>
          <text:p text:style-name="P15">*******</text:p>
          <text:p text:style-name="P17"><text:s text:c="3"/><text:span text:style-name="T1">*</text:span></text:p>
          <text:p text:style-name="P17"><text:s text:c="3"/><text:span text:style-name="T1">*</text:span></text:p>
          <text:p text:style-name="P15">Enter tree height: 6</text:p>
          <text:p text:style-name="P17"><text:s text:c="5"/><text:span text:style-name="T1">*</text:span></text:p>
          <text:p text:style-name="P17"><text:s text:c="4"/><text:span text:style-name="T1">***</text:span></text:p>
          <text:p text:style-name="P17"><text:s text:c="3"/><text:span text:style-name="T1">*****</text:span></text:p>
          <text:p text:style-name="P17"><text:s text:c="2"/><text:span text:style-name="T1">*******</text:span></text:p>
          <text:p text:style-name="P17"><text:s/><text:span text:style-name="T1">*********</text:span></text:p>
          <text:p text:style-name="P15">***********</text:p>
          <text:p text:style-name="P17"><text:s text:c="5"/><text:span text:style-name="T1">*</text:span></text:p>
          <text:p text:style-name="P17"><text:s text:c="5"/><text:span text:style-name="T1">*</text:span></text:p>
        </text:list-item>
      </text:list>
      <text:p text:style-name="P3"><text:span text:style-name="T2">[</text:span><text:a xlink:type="simple" xlink:href="http://www.cbio.uct.ac.za/~gustavo/Lectures/Python/James/while_loops.html"><text:span text:style-name="T4">Prev: Flow Control: Conditional Loops</text:span></text:a><text:span text:style-name="T2">] [</text:span><text:a xlink:type="simple" xlink:href="http://www.cbio.uct.ac.za/~gustavo/Lectures/Python/James/index.html"><text:span text:style-name="T4">Course Outline</text:span></text:a><text:span text:style-name="T2">] [</text:span><text:a xlink:type="simple" xlink:href="http://www.cbio.uct.ac.za/~gustavo/Lectures/Python/James/lists.html"><text:span text:style-name="T4">Next: Lists</text:span></text:a><text:span text:style-name="T2">]</text:span></text:p>
      <text:p text:style-name="P9"><text:span text:style-name="T3">Copyright © James Dominy 2007-2008; Released under the </text:span><text:a xlink:type="simple" xlink:href="http://www.gnu.org/copyleft/fdl.html"><text:span text:style-name="T5">GNU </text:span></text:a><text:soft-page-break/><text:a xlink:type="simple" xlink:href="http://www.gnu.org/copyleft/fdl.html"><text:span text:style-name="T5">Free Documentation License</text:span></text:a><text:span text:style-name="T3"><text:line-break/></text:span><text:a xlink:type="simple" xlink:href="http://www.cbio.uct.ac.za/~gustavo/Lectures/Python/James/intropython.tar.gz"><text:span text:style-name="T6">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01:07:02.560257518</meta:creation-date>
    <dc:date>2015-03-25T01:07:36.284917833</dc:date>
    <meta:editing-duration>P0D</meta:editing-duration>
    <meta:editing-cycles>1</meta:editing-cycles>
    <meta:document-statistic meta:table-count="0" meta:image-count="0" meta:object-count="0" meta:page-count="9" meta:paragraph-count="169" meta:word-count="1658" meta:character-count="9729" meta:non-whitespace-character-count="8025"/>
    <meta:generator>LibreOffice/4.2.7.2$Linux_X86_64 LibreOffice_project/420m0$Build-2</meta:generator>
  </office:meta>
</office:document-meta>
</file>